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71cm" table:align="margins" style:writing-mode="lr-tb"/>
    </style:style>
    <style:style style:name="Tableau1.A" style:family="table-column">
      <style:table-column-properties style:column-width="10.991cm" style:rel-column-width="35357*"/>
    </style:style>
    <style:style style:name="Tableau1.B" style:family="table-column">
      <style:table-column-properties style:column-width="9.38cm" style:rel-column-width="3017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71cm" table:align="margins" style:writing-mode="lr-tb"/>
    </style:style>
    <style:style style:name="Tableau5.A" style:family="table-column">
      <style:table-column-properties style:column-width="10.185cm" style:rel-column-width="32767*"/>
    </style:style>
    <style:style style:name="Tableau5.B" style:family="table-column">
      <style:table-column-properties style:column-width="10.186cm" style:rel-column-width="32768*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cccc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 style:writing-mode="lr-tb"/>
    </style:style>
    <style:style style:name="Tableau2.A" style:family="table-column">
      <style:table-column-properties style:column-width="10.4cm" style:rel-column-width="33456*"/>
    </style:style>
    <style:style style:name="Tableau2.B" style:family="table-column">
      <style:table-column-properties style:column-width="9.971cm" style:rel-column-width="32079*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18cm" fo:margin-left="0.086cm" fo:margin-top="0cm" fo:margin-bottom="0cm" table:align="left" style:writing-mode="lr-tb"/>
    </style:style>
    <style:style style:name="Tableau3.A" style:family="table-column">
      <style:table-column-properties style:column-width="10.017cm"/>
    </style:style>
    <style:style style:name="Tableau3.B" style:family="table-column">
      <style:table-column-properties style:column-width="10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3" style:family="table-row">
      <style:table-row-properties style:min-row-height="0.129cm" fo:keep-together="auto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20.241cm" fo:margin-left="0.067cm" fo:margin-top="0cm" fo:margin-bottom="0cm" table:align="left" style:writing-mode="lr-tb"/>
    </style:style>
    <style:style style:name="Tableau8.A" style:family="table-column">
      <style:table-column-properties style:column-width="9.978cm"/>
    </style:style>
    <style:style style:name="Tableau8.B" style:family="table-column">
      <style:table-column-properties style:column-width="10.26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3" style:family="table-row">
      <style:table-row-properties style:min-row-height="0.129cm" fo:keep-together="auto"/>
    </style:style>
    <style:style style:name="Tableau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9.999cm" fo:margin-left="0.086cm" fo:margin-top="0cm" fo:margin-bottom="0cm" table:align="left" style:writing-mode="lr-tb"/>
    </style:style>
    <style:style style:name="Tableau7.A" style:family="table-column">
      <style:table-column-properties style:column-width="10.017cm"/>
    </style:style>
    <style:style style:name="Tableau7.B" style:family="table-column">
      <style:table-column-properties style:column-width="9.982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3" style:family="table-row">
      <style:table-row-properties style:min-row-height="0.129cm" fo:keep-together="auto"/>
    </style:style>
    <style:style style:name="Tableau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8.396cm" fo:margin-left="0.086cm" fo:margin-top="0cm" fo:margin-bottom="0cm" table:align="left" style:writing-mode="lr-tb"/>
    </style:style>
    <style:style style:name="Tableau9.A" style:family="table-column">
      <style:table-column-properties style:column-width="10.017cm"/>
    </style:style>
    <style:style style:name="Tableau9.B" style:family="table-column">
      <style:table-column-properties style:column-width="8.378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3" style:family="table-row">
      <style:table-row-properties style:min-row-height="0.129cm" fo:keep-together="auto"/>
    </style:style>
    <style:style style:name="Tableau9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0.399cm" fo:margin-left="-0.016cm" fo:margin-top="0cm" fo:margin-bottom="0cm" table:align="left" style:writing-mode="lr-tb"/>
    </style:style>
    <style:style style:name="Tableau4.A" style:family="table-column">
      <style:table-column-properties style:column-width="12.215cm"/>
    </style:style>
    <style:style style:name="Tableau4.B" style:family="table-column">
      <style:table-column-properties style:column-width="8.18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3" style:family="table-row">
      <style:table-row-properties style:min-row-height="0.129cm" fo:keep-together="auto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0.399cm" fo:margin-left="-0.016cm" fo:margin-top="0cm" fo:margin-bottom="0cm" table:align="left" style:writing-mode="lr-tb"/>
    </style:style>
    <style:style style:name="Tableau6.A" style:family="table-column">
      <style:table-column-properties style:column-width="10.199cm"/>
    </style:style>
    <style:style style:name="Tableau6.B" style:family="table-column">
      <style:table-column-properties style:column-width="2.016cm"/>
    </style:style>
    <style:style style:name="Tableau6.C" style:family="table-column">
      <style:table-column-properties style:column-width="8.18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3" style:family="table-row">
      <style:table-row-properties style:min-row-height="0.57cm" fo:keep-together="auto"/>
    </style:style>
    <style:style style:name="Tableau6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20.399cm" fo:margin-left="-0.016cm" fo:margin-top="0cm" fo:margin-bottom="0cm" table:align="left" style:writing-mode="lr-tb"/>
    </style:style>
    <style:style style:name="Tableau10.A" style:family="table-column">
      <style:table-column-properties style:column-width="12.215cm"/>
    </style:style>
    <style:style style:name="Tableau10.B" style:family="table-column">
      <style:table-column-properties style:column-width="0.085cm"/>
    </style:style>
    <style:style style:name="Tableau10.C" style:family="table-column">
      <style:table-column-properties style:column-width="8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.3" style:family="table-row">
      <style:table-row-properties style:min-row-height="0.57cm" fo:keep-together="auto"/>
    </style:style>
    <style:style style:name="Tableau10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0.C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P4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ab0c42" style:font-weight-asian="bold" style:text-overline-style="none" style:text-overline-color="font-color"/>
    </style:style>
    <style:style style:name="P5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2a3e1f" style:font-weight-asian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c3f880"/>
    </style:style>
    <style:style style:name="P7" style:family="paragraph" style:parent-style-name="Standard">
      <style:paragraph-properties fo:text-align="start" style:justify-single-word="false" fo:break-before="page"/>
      <style:text-properties officeooo:paragraph-rsid="00d23ef0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d8ad65"/>
    </style:style>
    <style:style style:name="P9" style:family="paragraph" style:parent-style-name="Standard">
      <style:paragraph-properties fo:break-before="page"/>
      <style:text-properties officeooo:paragraph-rsid="00b510cb"/>
    </style:style>
    <style:style style:name="P10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d23ef0" style:font-weight-asian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f1e0ff" style:font-weight-asian="bold" style:text-overline-style="none" style:text-overline-color="font-color"/>
    </style:style>
    <style:style style:name="P13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b510cb" style:font-weight-asian="bold" style:font-weight-complex="bold" style:text-overline-style="none" style:text-overline-color="font-color"/>
    </style:style>
    <style:style style:name="P14" style:family="paragraph" style:parent-style-name="Standard">
      <style:text-properties fo:font-variant="normal" fo:text-transform="none" fo:color="#158466" loext:opacity="100%" style:text-line-through-style="none" style:text-line-through-type="none" fo:font-size="12pt" style:text-underline-style="solid" style:text-underline-width="auto" style:text-underline-color="font-color" fo:font-weight="bold" officeooo:paragraph-rsid="00b510cb" style:font-size-asian="12pt" style:font-weight-asian="bold" style:font-size-complex="12pt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1" style:font-size-asian="15pt" style:language-asian="fr" style:country-asian="FR" style:font-weight-asian="bold" style:font-size-complex="15pt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font-weight-complex="bold" style:text-overline-style="none" style:text-overline-color="font-color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paragraph-rsid="00b78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paragraph-rsid="00bbb8f9" style:font-size-asian="12pt" style:font-weight-asian="normal" style:font-size-complex="12pt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10c6641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0f6d506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0f93be2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10d672c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text-properties fo:font-variant="normal" fo:text-transform="none" fo:color="#c9211e" loext:opacity="100%" style:text-line-through-style="none" style:text-line-through-type="none" fo:font-size="12pt" fo:font-style="italic" style:text-underline-style="solid" style:text-underline-width="auto" style:text-underline-color="font-color" fo:font-weight="bold" officeooo:rsid="005bb87d" officeooo:paragraph-rsid="00b782be" style:font-name-asian="Calibri1" style:font-size-asian="12pt" style:language-asian="fr" style:country-asian="FR" style:font-style-asian="italic" style:font-weight-asian="bold" style:font-name-complex="Arial" style:font-size-complex="12pt" style:font-style-complex="italic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fo:font-size="28pt" fo:font-style="normal" style:text-underline-style="solid" style:text-underline-width="auto" style:text-underline-color="font-color" fo:font-weight="bold" officeooo:paragraph-rsid="00c555c9" style:font-size-asian="28pt" style:language-asian="fr" style:country-asian="FR" style:font-style-asian="normal" style:font-weight-asian="bold" style:font-name-complex="Arial" style:font-size-complex="28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0acf67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paragraph-rsid="00f1e0ff" style:font-weight-asian="bold" style:font-weight-complex="bold"/>
    </style:style>
    <style:style style:name="P30" style:family="paragraph" style:parent-style-name="Standard">
      <style:text-properties fo:color="#c9211e" loext:opacity="100%" fo:font-weight="bold" style:font-weight-asian="bold" style:font-weight-complex="bold"/>
    </style:style>
    <style:style style:name="P31" style:family="paragraph" style:parent-style-name="Standard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32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officeooo:paragraph-rsid="00f5447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paragraph-rsid="00f35762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c9211e" loext:opacity="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36" style:family="paragraph" style:parent-style-name="Standard">
      <style:text-properties officeooo:paragraph-rsid="00a64fb2"/>
    </style:style>
    <style:style style:name="P37" style:family="paragraph" style:parent-style-name="Standard">
      <style:text-properties officeooo:paragraph-rsid="00b2d258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officeooo:paragraph-rsid="00b510cb"/>
    </style:style>
    <style:style style:name="P40" style:family="paragraph" style:parent-style-name="Standard">
      <style:paragraph-properties fo:text-align="center" style:justify-single-word="false"/>
      <style:text-properties officeooo:paragraph-rsid="00f1e0ff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paragraph-rsid="00b510cb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paragraph-rsid="00b74ca0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officeooo:paragraph-rsid="00cea464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paragraph-rsid="00e1b30c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weight="bold" officeooo:paragraph-rsid="00f1e0ff" style:font-weight-asian="bold" style:font-weight-complex="bold"/>
    </style:style>
    <style:style style:name="P48" style:family="paragraph" style:parent-style-name="Standard">
      <style:text-properties fo:font-weight="bold" officeooo:paragraph-rsid="00a3fac5" style:font-weight-asian="bold" style:font-weight-complex="bold"/>
    </style:style>
    <style:style style:name="P49" style:family="paragraph" style:parent-style-name="Standard">
      <style:text-properties fo:font-weight="bold" officeooo:paragraph-rsid="00c9bc40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d3570b" officeooo:paragraph-rsid="00f1e0ff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c555c9"/>
    </style:style>
    <style:style style:name="P52" style:family="paragraph" style:parent-style-name="Standard">
      <style:paragraph-properties fo:text-align="start" style:justify-single-word="false"/>
      <style:text-properties officeooo:paragraph-rsid="00d8ad65"/>
    </style:style>
    <style:style style:name="P53" style:family="paragraph" style:parent-style-name="Standard">
      <style:paragraph-properties fo:text-align="start" style:justify-single-word="false"/>
      <style:text-properties officeooo:paragraph-rsid="00e1b30c"/>
    </style:style>
    <style:style style:name="P54" style:family="paragraph" style:parent-style-name="Standard">
      <style:paragraph-properties fo:text-align="start" style:justify-single-word="false"/>
      <style:text-properties officeooo:paragraph-rsid="00e80a34"/>
    </style:style>
    <style:style style:name="P55" style:family="paragraph" style:parent-style-name="Standard">
      <style:paragraph-properties fo:text-align="start" style:justify-single-word="false"/>
      <style:text-properties officeooo:paragraph-rsid="00e9953d"/>
    </style:style>
    <style:style style:name="P56" style:family="paragraph" style:parent-style-name="Standard">
      <style:paragraph-properties fo:text-align="start" style:justify-single-word="false"/>
      <style:text-properties officeooo:paragraph-rsid="01036dde"/>
    </style:style>
    <style:style style:name="P57" style:family="paragraph" style:parent-style-name="Standard">
      <style:paragraph-properties fo:text-align="start" style:justify-single-word="false"/>
      <style:text-properties officeooo:paragraph-rsid="012ccb15"/>
    </style:style>
    <style:style style:name="P58" style:family="paragraph" style:parent-style-name="Standard">
      <style:paragraph-properties fo:text-align="center" style:justify-single-word="false"/>
      <style:text-properties officeooo:rsid="00d3f41a" officeooo:paragraph-rsid="00f1e0ff"/>
    </style:style>
    <style:style style:name="P59" style:family="paragraph" style:parent-style-name="Standard">
      <style:paragraph-properties fo:text-align="start" style:justify-single-word="false"/>
      <style:text-properties officeooo:rsid="00d8afd5" officeooo:paragraph-rsid="00e1b30c"/>
    </style:style>
    <style:style style:name="P60" style:family="paragraph" style:parent-style-name="Standard">
      <style:paragraph-properties fo:text-align="start" style:justify-single-word="false"/>
      <style:text-properties officeooo:rsid="00d8afd5" officeooo:paragraph-rsid="00f1e0ff"/>
    </style:style>
    <style:style style:name="P61" style:family="paragraph" style:parent-style-name="Standard">
      <style:paragraph-properties fo:text-align="start" style:justify-single-word="false"/>
      <style:text-properties officeooo:rsid="00d8afd5" officeooo:paragraph-rsid="010bc642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d8afd5" officeooo:paragraph-rsid="00f1e0ff" style:font-name-asian="Calibri1" style:font-size-asian="12pt" style:language-asian="fr" style:country-asian="FR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a37a19" officeooo:paragraph-rsid="00ca7e16" style:font-name-asian="Calibri1" style:font-size-asian="12pt" style:language-asian="fr" style:country-asian="FR" style:font-weight-asian="bold" style:font-size-complex="12pt" style:font-weight-complex="bold"/>
    </style:style>
    <style:style style:name="P64" style:family="paragraph" style:parent-style-name="Standard">
      <style:text-properties fo:color="#000000" loext:opacity="100%" style:font-name="DejaVu Serif Condensed" fo:font-size="12pt" fo:font-weight="bold" officeooo:rsid="00a37a19" officeooo:paragraph-rsid="00c9bc40" style:font-name-asian="Calibri1" style:font-size-asian="12pt" style:language-asian="fr" style:country-asian="FR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e1b30c" officeooo:paragraph-rsid="00e1b30c" style:font-name-asian="Calibri1" style:font-size-asian="12pt" style:language-asian="fr" style:country-asian="FR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bold" officeooo:rsid="00e1b30c" officeooo:paragraph-rsid="00e80a34" style:font-name-asian="Calibri1" style:font-size-asian="12pt" style:language-asian="fr" style:country-asian="FR" style:font-weight-asian="bold" style:font-size-complex="12pt" style:font-weight-complex="bold"/>
    </style:style>
    <style:style style:name="P67" style:family="paragraph" style:parent-style-name="Standard">
      <style:text-properties fo:color="#000000" loext:opacity="100%" style:font-name="DejaVu Serif Condensed" fo:font-size="12pt" fo:font-weight="normal" officeooo:rsid="0101d097" officeooo:paragraph-rsid="0101d097" style:font-name-asian="Calibri1" style:font-size-asian="12pt" style:language-asian="fr" style:country-asian="FR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normal" officeooo:rsid="00e9953d" officeooo:paragraph-rsid="00e9953d" style:font-name-asian="Calibri1" style:font-size-asian="12pt" style:language-asian="fr" style:country-asian="FR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6d506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93be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a9efe" officeooo:paragraph-rsid="00fa9efe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fabd74" officeooo:paragraph-rsid="00fabd7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officeooo:rsid="00d960a5" officeooo:paragraph-rsid="00f1e0ff"/>
    </style:style>
    <style:style style:name="P74" style:family="paragraph" style:parent-style-name="Standard">
      <style:paragraph-properties fo:text-align="start" style:justify-single-word="false"/>
      <style:text-properties officeooo:rsid="00db5d9e" officeooo:paragraph-rsid="00f1e0ff"/>
    </style:style>
    <style:style style:name="P75" style:family="paragraph" style:parent-style-name="Standard">
      <style:paragraph-properties fo:text-align="start" style:justify-single-word="false"/>
      <style:text-properties officeooo:rsid="00de9786" officeooo:paragraph-rsid="00f1e0ff"/>
    </style:style>
    <style:style style:name="P76" style:family="paragraph" style:parent-style-name="Standard">
      <style:text-properties fo:font-size="12pt" style:font-size-asian="12pt" style:font-size-complex="12pt"/>
    </style:style>
    <style:style style:name="P77" style:family="paragraph" style:parent-style-name="Standard">
      <style:text-properties fo:font-size="12pt" officeooo:paragraph-rsid="00e1b30c" style:font-size-asian="12pt" style:font-size-complex="12pt"/>
    </style:style>
    <style:style style:name="P78" style:family="paragraph" style:parent-style-name="Standard">
      <style:text-properties fo:font-size="12pt" officeooo:paragraph-rsid="00fc2351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2pt" officeooo:paragraph-rsid="00f93be2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paragraph-rsid="00bff2be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paragraph-rsid="010b4549" style:font-size-asian="12pt" style:font-size-complex="12pt"/>
    </style:style>
    <style:style style:name="P82" style:family="paragraph" style:parent-style-name="Standard">
      <style:text-properties fo:font-size="12pt" officeooo:paragraph-rsid="00b782be" style:font-size-asian="12pt" style:font-size-complex="12pt"/>
    </style:style>
    <style:style style:name="P83" style:family="paragraph" style:parent-style-name="Standard">
      <style:text-properties fo:font-size="12pt" officeooo:paragraph-rsid="00bbb8f9" style:font-size-asian="12pt" style:font-size-complex="12pt"/>
    </style:style>
    <style:style style:name="P84" style:family="paragraph" style:parent-style-name="Standard">
      <style:text-properties fo:font-size="12pt" officeooo:paragraph-rsid="011cdb2f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officeooo:paragraph-rsid="00bf5ad5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text-align="start" style:justify-single-word="false"/>
      <style:text-properties officeooo:rsid="00e27b01" officeooo:paragraph-rsid="00e27b01"/>
    </style:style>
    <style:style style:name="P87" style:family="paragraph" style:parent-style-name="Standard">
      <style:paragraph-properties fo:text-align="start" style:justify-single-word="false"/>
      <style:text-properties officeooo:rsid="00e27b01" officeooo:paragraph-rsid="00e80a34"/>
    </style:style>
    <style:style style:name="P88" style:family="paragraph" style:parent-style-name="Standard">
      <style:paragraph-properties fo:text-align="start" style:justify-single-word="false"/>
      <style:text-properties officeooo:rsid="00e38f84" officeooo:paragraph-rsid="00e50cec"/>
    </style:style>
    <style:style style:name="P89" style:family="paragraph" style:parent-style-name="Standard">
      <style:paragraph-properties fo:text-align="start" style:justify-single-word="false"/>
      <style:text-properties officeooo:rsid="00e689f6" officeooo:paragraph-rsid="00e689f6"/>
    </style:style>
    <style:style style:name="P90" style:family="paragraph" style:parent-style-name="Standard">
      <style:paragraph-properties fo:text-align="start" style:justify-single-word="false"/>
      <style:text-properties officeooo:rsid="00e7225b" officeooo:paragraph-rsid="00e7225b"/>
    </style:style>
    <style:style style:name="P91" style:family="paragraph" style:parent-style-name="Standard">
      <style:text-properties officeooo:paragraph-rsid="00fc2351"/>
    </style:style>
    <style:style style:name="P92" style:family="paragraph" style:parent-style-name="Standard">
      <style:paragraph-properties fo:text-align="center" style:justify-single-word="false"/>
      <style:text-properties fo:font-weight="normal" officeooo:paragraph-rsid="00b510cb" style:font-weight-asian="normal" style:font-weight-complex="normal"/>
    </style:style>
    <style:style style:name="P93" style:family="paragraph" style:parent-style-name="Standard">
      <style:text-properties officeooo:paragraph-rsid="0115fa47"/>
    </style:style>
    <style:style style:name="P94" style:family="paragraph" style:parent-style-name="Standard" style:master-page-name="Standard">
      <style:paragraph-properties fo:text-align="center" style:justify-single-word="false" style:page-number="auto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95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rsid="01296f2b" officeooo:paragraph-rsid="012a3e1f" style:font-weight-asian="bold" style:text-overline-style="none" style:text-overline-color="font-color"/>
    </style:style>
    <style:style style:name="T1" style:family="text">
      <style:text-properties fo:color="#000000" loext:opacity="100%" style:font-name="DejaVu Serif Condensed" fo:font-size="12pt" fo:font-weight="normal" officeooo:rsid="00fdcdfd" style:font-name-asian="Calibri1" style:font-size-asian="12pt" style:language-asian="fr" style:country-asian="FR" style:font-weight-asian="normal" style:font-size-complex="12pt" style:font-weight-complex="normal"/>
    </style:style>
    <style:style style:name="T2" style:family="text">
      <style:text-properties fo:color="#000000" loext:opacity="100%" style:font-name="DejaVu Serif Condensed" fo:font-size="12pt" fo:font-weight="normal" officeooo:rsid="0117bd80" style:font-name-asian="Calibri1" style:font-size-asian="12pt" style:language-asian="fr" style:country-asian="FR" style:font-weight-asian="normal" style:font-size-complex="12pt" style:font-weight-complex="normal"/>
    </style:style>
    <style:style style:name="T3" style:family="text">
      <style:text-properties fo:color="#000000" loext:opacity="100%" style:font-name="DejaVu Serif Condensed" fo:font-size="12pt" style:text-underline-style="none" fo:font-weight="normal" officeooo:rsid="00a37a19" style:font-name-asian="Calibri1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color="#000000" loext:opacity="100%" style:font-name="DejaVu Serif Condensed" fo:font-size="12pt" style:text-underline-style="none" officeooo:rsid="00a37a19" style:font-name-asian="Calibri1" style:font-size-asian="12pt" style:language-asian="fr" style:country-asian="FR" style:font-size-complex="12pt"/>
    </style:style>
    <style:style style:name="T5" style:family="text">
      <style:text-properties fo:color="#000000" loext:opacity="100%" style:font-name="DejaVu Serif Condensed" fo:font-size="12pt" officeooo:rsid="00a37a19" style:font-name-asian="Calibri1" style:font-size-asian="12pt" style:language-asian="fr" style:country-asian="FR" style:font-size-complex="12pt"/>
    </style:style>
    <style:style style:name="T6" style:family="text">
      <style:text-properties fo:color="#000000" loext:opacity="100%" style:font-name="DejaVu Serif Condensed" fo:font-size="12pt" fo:font-weight="bold" officeooo:rsid="00e1b30c" style:font-name-asian="Calibri1" style:font-size-asian="12pt" style:language-asian="fr" style:country-asian="FR" style:font-weight-asian="bold" style:font-size-complex="12pt" style:font-weight-complex="bold"/>
    </style:style>
    <style:style style:name="T7" style:family="text">
      <style:text-properties fo:color="#000000" loext:opacity="100%" style:font-name="DejaVu Serif Condensed" fo:font-size="12pt" fo:font-weight="bold" officeooo:rsid="00e80a34" style:font-name-asian="Calibri1" style:font-size-asian="12pt" style:language-asian="fr" style:country-asian="FR" style:font-weight-asian="bold" style:font-size-complex="12pt" style:font-weight-complex="bold"/>
    </style:style>
    <style:style style:name="T8" style:family="text">
      <style:text-properties fo:color="#000000" loext:opacity="100%" style:font-name="DejaVu Serif Condensed" fo:font-size="12pt" fo:font-weight="bold" officeooo:rsid="00e9953d" style:font-name-asian="Calibri1" style:font-size-asian="12pt" style:language-asian="fr" style:country-asian="FR" style:font-weight-asian="bold" style:font-size-complex="12pt" style:font-weight-complex="bold"/>
    </style:style>
    <style:style style:name="T9" style:family="text">
      <style:text-properties fo:color="#000000" loext:opacity="100%" style:font-name="DejaVu Serif Condensed" fo:font-size="12pt" fo:font-weight="bold" officeooo:rsid="0113bc19" style:font-name-asian="Calibri1" style:font-size-asian="12pt" style:language-asian="fr" style:country-asian="FR" style:font-weight-asian="bold" style:font-size-complex="12pt" style:font-weight-complex="bold"/>
    </style:style>
    <style:style style:name="T10" style:family="text">
      <style:text-properties fo:color="#000000" loext:opacity="100%" style:font-name="DejaVu Serif Condensed" fo:font-size="12pt" fo:font-weight="bold" officeooo:rsid="0117bd80" style:font-name-asian="Calibri1" style:font-size-asian="12pt" style:language-asian="fr" style:country-asian="FR" style:font-weight-asian="bold" style:font-size-complex="12pt" style:font-weight-complex="bold"/>
    </style:style>
    <style:style style:name="T11" style:family="text">
      <style:text-properties fo:font-style="normal" style:language-asian="fr" style:country-asian="FR" style:font-style-asian="normal" style:font-name-complex="Arial" style:font-style-complex="normal"/>
    </style:style>
    <style:style style:name="T12" style:family="text">
      <style:text-properties fo:font-style="normal" officeooo:rsid="0011c66f" style:language-asian="fr" style:country-asian="FR" style:font-style-asian="normal" style:font-name-complex="Arial" style:font-style-complex="normal"/>
    </style:style>
    <style:style style:name="T13" style:family="text">
      <style:text-properties fo:font-style="normal" officeooo:rsid="003b7c2c" style:language-asian="fr" style:country-asian="FR" style:font-style-asian="normal" style:font-name-complex="Arial" style:font-style-complex="normal"/>
    </style:style>
    <style:style style:name="T14" style:family="text">
      <style:text-properties fo:font-style="normal" officeooo:rsid="003d6ca7" style:language-asian="fr" style:country-asian="FR" style:font-style-asian="normal" style:font-name-complex="Arial" style:font-style-complex="normal"/>
    </style:style>
    <style:style style:name="T15" style:family="text">
      <style:text-properties fo:font-style="normal" officeooo:rsid="003f461e" style:language-asian="fr" style:country-asian="FR" style:font-style-asian="normal" style:font-name-complex="Arial" style:font-style-complex="normal"/>
    </style:style>
    <style:style style:name="T16" style:family="text">
      <style:text-properties fo:font-style="normal" officeooo:rsid="0039cf92" style:language-asian="fr" style:country-asian="FR" style:font-style-asian="normal" style:font-name-complex="Ari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15fa47" style:font-weight-asian="normal" style:font-weight-complex="normal"/>
    </style:style>
    <style:style style:name="T19" style:family="text">
      <style:text-properties style:use-window-font-color="true" loext:opacity="0%" fo:language="fr" fo:country="FR" fo:font-style="italic" style:text-underline-style="none" fo:font-weight="normal" officeooo:rsid="00571629" style:letter-kerning="false" style:font-name-asian="SimSun" style:language-asian="zh" style:country-asian="CN" style:font-style-asian="italic" style:font-weight-asian="normal" style:font-name-complex="Calibri2" style:language-complex="ar" style:country-complex="SA" style:font-style-complex="italic" style:font-weight-complex="normal"/>
    </style:style>
    <style:style style:name="T20" style:family="text">
      <style:text-properties style:use-window-font-color="true" loext:opacity="0%" fo:language="fr" fo:country="FR" fo:font-style="italic" style:text-underline-style="none" fo:font-weight="normal" officeooo:rsid="0059f36d" style:letter-kerning="false" style:font-name-asian="SimSun" style:language-asian="zh" style:country-asian="CN" style:font-style-asian="italic" style:font-weight-asian="normal" style:font-name-complex="Calibri2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fo:language="fr" fo:country="FR" style:text-underline-style="none" fo:font-weight="normal" officeooo:rsid="00571629" style:letter-kerning="false" style:font-name-asian="SimSun" style:language-asian="zh" style:country-asian="CN" style:font-weight-asian="normal" style:font-name-complex="Calibri2" style:language-complex="ar" style:country-complex="SA" style:font-weight-complex="normal"/>
    </style:style>
    <style:style style:name="T22" style:family="text">
      <style:text-properties style:use-window-font-color="true" loext:opacity="0%" fo:language="fr" fo:country="FR" style:text-underline-style="none" fo:font-weight="normal" officeooo:rsid="0059f36d" style:letter-kerning="false" style:font-name-asian="SimSun" style:language-asian="zh" style:country-asian="CN" style:font-weight-asian="normal" style:font-name-complex="Calibri2" style:language-complex="ar" style:country-complex="SA" style:font-weight-complex="normal"/>
    </style:style>
    <style:style style:name="T23" style:family="text">
      <style:text-properties officeooo:rsid="00291fcf"/>
    </style:style>
    <style:style style:name="T24" style:family="text">
      <style:text-properties fo:font-style="italic" style:font-style-asian="italic" style:font-name-complex="Arial" style:font-style-complex="italic"/>
    </style:style>
    <style:style style:name="T25" style:family="text">
      <style:text-properties fo:font-style="italic" officeooo:rsid="005bb87d" style:font-style-asian="italic" style:font-name-complex="Arial" style:font-style-complex="italic"/>
    </style:style>
    <style:style style:name="T26" style:family="text">
      <style:text-properties fo:font-style="italic" officeooo:rsid="005bb87d" style:font-name-asian="Calibri1" style:language-asian="fr" style:country-asian="FR" style:font-style-asian="italic" style:font-name-complex="Arial" style:font-style-complex="italic"/>
    </style:style>
    <style:style style:name="T2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05bb87d" style:font-name-asian="Calibri1" style:language-asian="fr" style:country-asian="FR" style:font-weight-asian="bold" style:font-name-complex="Arial" style:font-weight-complex="bold"/>
    </style:style>
    <style:style style:name="T30" style:family="text">
      <style:text-properties fo:color="#c9211e" loext:opacity="100%" style:text-underline-style="none"/>
    </style:style>
    <style:style style:name="T31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bcb906" style:font-name-asian="Calibri1" style:language-asian="fr" style:country-asian="FR" style:font-weight-asian="bold" style:font-name-complex="Arial" style:font-weight-complex="bold"/>
    </style:style>
    <style:style style:name="T32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fc2351" style:font-name-asian="Calibri1" style:language-asian="fr" style:country-asian="FR" style:font-weight-asian="bold" style:font-weight-complex="bold"/>
    </style:style>
    <style:style style:name="T33" style:family="text">
      <style:text-properties fo:color="#c9211e" loext:opacity="100%" style:font-name="DejaVu Serif Condensed" fo:font-size="28pt" fo:font-style="normal" fo:font-weight="bold" officeooo:rsid="00c3f880" style:font-name-asian="Calibri1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34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172129" style:font-name-asian="Calibri1" style:font-size-asian="12pt" style:language-asian="fr" style:country-asian="FR" style:font-weight-asian="bold" style:font-size-complex="12pt" style:font-weight-complex="bold"/>
    </style:style>
    <style:style style:name="T35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2ccb15" style:font-name-asian="Calibri1" style:font-size-asian="12pt" style:language-asian="fr" style:country-asian="FR" style:font-weight-asian="bold" style:font-size-complex="12pt" style:font-weight-complex="bold"/>
    </style:style>
    <style:style style:name="T36" style:family="text">
      <style:text-properties fo:color="#c9211e" loext:opacity="100%" fo:font-size="28pt" fo:font-style="normal" fo:font-weight="bold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37" style:family="text">
      <style:text-properties style:text-underline-style="none"/>
    </style:style>
    <style:style style:name="T38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39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T40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b2d258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1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2f0e9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2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53ca5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3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4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3474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5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5cad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6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6c00a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7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e9216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8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06918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9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1d291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0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770cf" style:font-name-asian="Calibri1" style:language-asian="fr" style:country-asian="FR" style:font-weight-asian="bold" style:font-weight-complex="bold" style:text-overline-style="none" style:text-overline-color="font-color"/>
    </style:style>
    <style:style style:name="T51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93be2" style:font-name-asian="Calibri1" style:language-asian="fr" style:country-asian="FR" style:font-weight-asian="bold" style:font-weight-complex="bold" style:text-overline-style="none" style:text-overline-color="font-color"/>
    </style:style>
    <style:style style:name="T52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6b934" style:font-name-asian="Calibri1" style:language-asian="fr" style:country-asian="FR" style:font-weight-asian="bold" style:font-weight-complex="bold" style:text-overline-style="none" style:text-overline-color="font-color"/>
    </style:style>
    <style:style style:name="T53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782be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54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5bb87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55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96c4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56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ad427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57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770cf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36dde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6b934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73363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1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5bb87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3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bad427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4" style:family="text">
      <style:text-properties fo:font-variant="normal" fo:text-transform="none" style:text-line-through-style="none" style:text-line-through-type="none" style:font-name="DejaVu Serif Condensed" style:font-name-asian="Calibri1" style:language-asian="fr" style:country-asian="FR" style:text-overline-style="none" style:text-overline-color="font-color"/>
    </style:style>
    <style:style style:name="T65" style:family="text">
      <style:text-properties fo:font-variant="normal" fo:text-transform="none" style:text-line-through-style="none" style:text-line-through-type="none" style:font-name="DejaVu Serif Condensed" officeooo:rsid="00f6b934" style:font-name-asian="Calibri1" style:language-asian="fr" style:country-asian="FR" style:text-overline-style="none" style:text-overline-color="font-color"/>
    </style:style>
    <style:style style:name="T66" style:family="text">
      <style:text-properties fo:font-variant="normal" fo:text-transform="none" style:text-line-through-style="none" style:text-line-through-type="none" style:font-name="DejaVu Serif Condensed" officeooo:rsid="00fa91ef" style:font-name-asian="Calibri1" style:language-asian="fr" style:country-asian="FR" style:text-overline-style="none" style:text-overline-color="font-color"/>
    </style:style>
    <style:style style:name="T67" style:family="text">
      <style:text-properties fo:font-variant="normal" fo:text-transform="none" style:text-line-through-style="none" style:text-line-through-type="none" style:font-name="DejaVu Serif Condensed" officeooo:rsid="010963c1" style:font-name-asian="Calibri1" style:language-asian="fr" style:country-asian="FR" style:text-overline-style="none" style:text-overline-color="font-color"/>
    </style:style>
    <style:style style:name="T68" style:family="text">
      <style:text-properties fo:font-variant="normal" fo:text-transform="none" style:text-line-through-style="none" style:text-line-through-type="none" style:font-name="DejaVu Serif Condensed" style:text-underline-style="solid" style:text-underline-width="auto" style:text-underline-color="font-color" style:font-name-asian="Calibri1" style:language-asian="fr" style:country-asian="FR" style:text-overline-style="none" style:text-overline-color="font-color"/>
    </style:style>
    <style:style style:name="T69" style:family="text">
      <style:text-properties fo:font-variant="normal" fo:text-transform="none" style:text-line-through-style="none" style:text-line-through-type="none" style:font-name="DejaVu Serif Condensed" style:text-underline-style="none" style:font-name-asian="Calibri1" style:language-asian="fr" style:country-asian="FR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6d506" style:font-name-asian="Calibri1" style:language-asian="fr" style:country-asian="FR" style:font-weight-asian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770cf" style:font-name-asian="Calibri1" style:language-asian="fr" style:country-asian="FR" style:font-weight-asian="normal" style:font-weight-complex="normal" style:text-overline-style="none" style:text-overline-color="font-color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d8afd5" style:font-name-asian="Calibri1" style:language-asian="fr" style:country-asian="FR" style:font-weight-asian="normal" style:font-weight-complex="normal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10963c1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T74" style:family="text">
      <style:text-properties officeooo:rsid="00dd1eae"/>
    </style:style>
    <style:style style:name="T75" style:family="text">
      <style:text-properties officeooo:rsid="00e50cec"/>
    </style:style>
    <style:style style:name="T76" style:family="text">
      <style:text-properties officeooo:rsid="00f58b8c"/>
    </style:style>
    <style:style style:name="T77" style:family="text">
      <style:text-properties officeooo:rsid="00f6b934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fdcdfd" style:font-size-asian="12pt" style:font-size-complex="12pt"/>
    </style:style>
    <style:style style:name="T80" style:family="text">
      <style:text-properties fo:font-size="12pt" officeooo:rsid="00fc2351" style:font-size-asian="12pt" style:font-size-complex="12pt"/>
    </style:style>
    <style:style style:name="T81" style:family="text">
      <style:text-properties officeooo:rsid="00fe64d6"/>
    </style:style>
    <style:style style:name="T82" style:family="text">
      <style:text-properties officeooo:rsid="00ff2869"/>
    </style:style>
    <style:style style:name="T83" style:family="text">
      <style:text-properties officeooo:rsid="00fff33b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2001a4" style:font-weight-asian="bold" style:font-weight-complex="bold"/>
    </style:style>
    <style:style style:name="T86" style:family="text">
      <style:text-properties officeooo:rsid="011cdb2f"/>
    </style:style>
    <style:style style:name="T87" style:family="text">
      <style:text-properties officeooo:rsid="01264cef"/>
    </style:style>
    <style:style style:name="T88" style:family="text">
      <style:text-properties officeooo:rsid="01282e23"/>
    </style:style>
    <style:style style:name="T89" style:family="text">
      <style:text-properties officeooo:rsid="012952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Thème 1 : Dans la maison !</text:p>
      <text:p text:style-name="P18">Partie A : Le circuit électrique </text:p>
      <text:p text:style-name="P31"/>
      <text:p text:style-name="P37"><text:span text:style-name="T38">Chapitre </text:span><text:span text:style-name="T40">1</text:span><text:span text:style-name="T38"> : Être au courant (</text:span><text:span text:style-name="T41">4</text:span><text:span text:style-name="T38"> semaines)</text:span>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Line94124106897648">
          <table:table-cell table:style-name="Tableau1.A1" office:value-type="string">
            <text:p text:style-name="P43">Connaissances et compétences associés</text:p>
          </table:table-cell>
          <table:table-cell table:style-name="Tableau1.B1" office:value-type="string">
            <text:p text:style-name="P43">Exemples de situations, d’activité et de ressources pour l’élève</text:p>
          </table:table-cell>
        </table:table-row>
        <table:table-row table:style-name="TableLine94124058096448">
          <table:table-cell table:style-name="Tableau1.A2" table:number-columns-spanned="2" office:value-type="string">
            <text:p text:style-name="P39">Réaliser des circuits électriques simples et exploiter les lois de l’électricité</text:p>
          </table:table-cell>
          <table:covered-table-cell/>
        </table:table-row>
        <table:table-row table:style-name="TableLine94124108406048">
          <table:table-cell table:style-name="Tableau1.A3" office:value-type="string">
            <text:p text:style-name="P92"><text:span text:style-name="T84">Élaborer</text:span> et mettre en œuvre un protocole.</text:p>
            <text:p text:style-name="P92">expérimental simple visant à réaliser un circuit</text:p>
            <text:p text:style-name="P92">électrique répondant à un cahier des charges</text:p>
            <text:p text:style-name="P92">simple ou à vérifier une loi de l’électricité.</text:p>
            <text:p text:style-name="P92"/>
          </table:table-cell>
          <table:table-cell table:style-name="Tableau1.B3" office:value-type="string">
            <text:p text:style-name="P39"/>
          </table:table-cell>
        </table:table-row>
      </table:table>
      <text:p text:style-name="P13"/>
      <text:p text:style-name="P82"><text:bookmark-start text:name="__DdeLink__756_21815404491"/><text:span text:style-name="T61">Activité 1 : </text:span><text:bookmark-end text:name="__DdeLink__756_21815404491"/><text:span text:style-name="T53">Comment faire briller une lampe </text:span><text:span text:style-name="T54">?</text:span></text:p>
      <text:p text:style-name="P19">Introduire et définir les termes dipôle, générateur, récepteur, circuit électrique.</text:p>
      <text:p text:style-name="P19">Réaliser un circuit simple.</text:p>
      <text:p text:style-name="P25"/>
      <text:p text:style-name="P82"><text:bookmark-start text:name="__DdeLink__756_21815404492"/><text:span text:style-name="T62">Activité 2 : </text:span><text:bookmark-end text:name="__DdeLink__756_21815404492"/><text:span text:style-name="T55">Conducteurs et isolants</text:span><text:span text:style-name="T62">.</text:span></text:p>
      <text:p text:style-name="P82">Introduire et connaître la différence entre conducteur et isolant.</text:p>
      <text:p text:style-name="P82"/>
      <text:p text:style-name="P82"><text:bookmark-start text:name="__DdeLink__756_21815404493"/><text:span text:style-name="T62">Activité </text:span><text:span text:style-name="T56">3</text:span><text:span text:style-name="T62"> : </text:span><text:bookmark-end text:name="__DdeLink__756_21815404493"/><text:span text:style-name="T56">Le schéma électrique</text:span><text:span text:style-name="T62">.</text:span></text:p>
      <text:p text:style-name="P82">Connaître les symboles de différents dipôles électriques et introduire les règles de</text:p>
      <text:p text:style-name="P82">schématisation d’un circuit électrique.</text:p>
      <text:p text:style-name="P82"/>
      <text:p text:style-name="P82"><text:bookmark-start text:name="__DdeLink__756_21815404494"/><text:span text:style-name="T62">Activité </text:span><text:span text:style-name="T56">4</text:span><text:span text:style-name="T62"> : </text:span><text:bookmark-end text:name="__DdeLink__756_21815404494"/><text:span text:style-name="T63">La schématisation approfondie </text:span><text:span text:style-name="T62">.</text:span></text:p>
      <text:p text:style-name="P83">Connaître les symboles de différents dipôles électriques et introduire les règles de</text:p>
      <text:p text:style-name="P20">schématisation d’un circuit électrique.</text:p>
      <text:p text:style-name="P14"/>
      <text:p text:style-name="P14"/>
      <text:p text:style-name="P9"><text:span text:style-name="T38">Chapitre 2 : Être au courant (</text:span><text:span text:style-name="T42">4</text:span><text:span text:style-name="T38"> semaines)</text:span></text:p>
      <text:p text:style-name="P30"/>
      <table:table table:name="Tableau5" table:style-name="Tableau5">
        <table:table-column table:style-name="Tableau5.A"/>
        <table:table-column table:style-name="Tableau5.B"/>
        <table:table-row table:style-name="TableLine94124001491744">
          <table:table-cell table:style-name="Tableau5.A1" office:value-type="string">
            <text:p text:style-name="P44">Connaissances et compétences</text:p>
            <text:p text:style-name="P44">associés</text:p>
          </table:table-cell>
          <table:table-cell table:style-name="Tableau5.B1" office:value-type="string">
            <text:p text:style-name="P42">Exemples de situations, d’activité et de ressources pour l’élève</text:p>
          </table:table-cell>
        </table:table-row>
        <table:table-row table:style-name="TableLine94124112484928">
          <table:table-cell table:style-name="Tableau5.A2" table:number-columns-spanned="2" office:value-type="string">
            <text:p text:style-name="P38">Réaliser des circuits électriques simples et exploiter les lois de l’électricité</text:p>
          </table:table-cell>
          <table:covered-table-cell/>
        </table:table-row>
        <table:table-row table:style-name="TableLine94124108750688">
          <table:table-cell table:style-name="Tableau5.A3" office:value-type="string">
            <text:p text:style-name="P38"><text:span text:style-name="T85">é</text:span><text:span text:style-name="T84">laborer</text:span> <text:span text:style-name="T23">et</text:span> <text:span text:style-name="T84">réaliser</text:span><text:span text:style-name="T17"> un circuit électrique </text:span></text:p>
            <text:p text:style-name="P38">répondant à un cahier des charges simple.</text:p>
            <text:p text:style-name="P38"/>
            <text:p text:style-name="P38">Danger de l’électricité</text:p>
            <text:p text:style-name="P38"/>
            <text:p text:style-name="P38"><text:span text:style-name="T19">Effet</text:span><text:span text:style-name="T20">s</text:span><text:span text:style-name="T19"> et danger du court circuit.</text:span></text:p>
            <text:p text:style-name="P38"/>
            <text:p text:style-name="P38">Sens du courant.</text:p>
          </table:table-cell>
          <table:table-cell table:style-name="Tableau5.B3" office:value-type="string">
            <text:p text:style-name="P38"/>
          </table:table-cell>
        </table:table-row>
      </table:table>
      <text:p text:style-name="Standard"/>
      <text:p text:style-name="P32"><text:bookmark-start text:name="__DdeLink__756_2181540449"/><text:span text:style-name="T24">Activité 1 : Le</text:span><text:span text:style-name="T25">s</text:span><text:span text:style-name="T24"> </text:span><text:bookmark-end text:name="__DdeLink__756_2181540449"/><text:span text:style-name="T26">différents dipôles.</text:span></text:p>
      <text:p text:style-name="P84">Introduire <text:span text:style-name="T86">les différents dipôles.</text:span></text:p>
      <text:p text:style-name="P76"/>
      <text:p text:style-name="P32">Activité 2 : Le sens du courant</text:p>
      <text:p text:style-name="P76">Introduire le sens conventionnel du courant électrique. </text:p>
      <text:p text:style-name="P35"/>
      <text:p text:style-name="P32"><text:span text:style-name="T24">Activité </text:span><text:span text:style-name="T26">3</text:span><text:span text:style-name="T24"> : Le court-circuit.</text:span></text:p>
      <text:p text:style-name="P85"><text:span text:style-name="T21">Effet</text:span><text:span text:style-name="T22">s</text:span><text:span text:style-name="T21"> et danger du court circuit.</text:span></text:p>
      <text:p text:style-name="P76"/>
      <text:p text:style-name="P76"><text:span text:style-name="T28">Activité </text:span><text:span text:style-name="T29">4</text:span><text:span text:style-name="T28"> : </text:span><text:span text:style-name="T31">Dispositifs de sécurité</text:span><text:span text:style-name="T28">.</text:span></text:p>
      <text:p text:style-name="P80">Danger de l’électricité</text:p>
      <text:p text:style-name="P4">Chapitre 3 : Mesure de l’intensité du courant <text:span text:style-name="T87">(2 semaines)</text:span>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124108659168">
          <table:table-cell table:style-name="Tableau2.A1" office:value-type="string">
            <text:p text:style-name="P42">Connaissances et compétences associés</text:p>
          </table:table-cell>
          <table:table-cell table:style-name="Tableau2.B1" office:value-type="string">
            <text:p text:style-name="P63">Exemples de situations, d’activité et de </text:p>
            <text:p text:style-name="P63">ressources pour l’élève</text:p>
          </table:table-cell>
        </table:table-row>
        <table:table-row table:style-name="TableLine94124119865712">
          <table:table-cell table:style-name="Tableau2.A2" table:number-columns-spanned="2" office:value-type="string">
            <text:p text:style-name="Standard">Réaliser des circuits électriques simples et exploiter les lois de l’électricité</text:p>
          </table:table-cell>
          <table:covered-table-cell/>
        </table:table-row>
        <table:table-row table:style-name="TableLine94124108717312">
          <table:table-cell table:style-name="Tableau2.A3" office:value-type="string">
            <text:p text:style-name="P38">L’intensité du courant électrique est la même </text:p>
            <text:p text:style-name="P38">en tout point d’un circuit qui ne comporte </text:p>
            <text:p text:style-name="P38">que des dipôles en série.</text:p>
          </table:table-cell>
          <table:table-cell table:style-name="Tableau2.B3" office:value-type="string">
            <text:p text:style-name="Standard"/>
          </table:table-cell>
        </table:table-row>
      </table:table>
      <text:p text:style-name="P27">Activité 1 : L’intensité du courant.</text:p>
      <text:p text:style-name="Standard"><text:span text:style-name="T9">Réaliser</text:span> une mesure d’intensité avec un ampèremètre.</text:p>
      <text:p text:style-name="Standard"><text:span text:style-name="T84">Connaître</text:span> l’unité de mesure de l’intensité du courant.</text:p>
      <text:p text:style-name="Standard"/>
      <text:p text:style-name="Standard"><text:span text:style-name="T27">Activité 2 : </text:span><text:span text:style-name="T34">Loi de l’intensité dans un circuit à boucle simple.</text:span></text:p>
      <text:p text:style-name="P93"><text:span text:style-name="T10">Connaître </text:span><text:span text:style-name="T2">la loi de l’intensité dans un circuit à boucle simple</text:span><text:span text:style-name="T18">.</text:span></text:p>
      <text:p text:style-name="P2"><text:span text:style-name="T39">Chapitre 4 : Un circuit pas si complexe (</text:span><text:span text:style-name="T46">3</text:span><text:span text:style-name="T39"> semaines)</text:span></text:p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1">Connaissances et compétences associés</text:p>
          </table:table-cell>
          <table:table-cell table:style-name="Tableau3.A1" office:value-type="string">
            <text:p text:style-name="P48">Exemp<text:span text:style-name="T37">les de situations,</text:span><text:span text:style-name="T30"> </text:span><text:span text:style-name="T4">d’activité et de ressources pour l’élève</text:span></text:p>
          </table:table-cell>
        </table:table-row>
        <table:table-row table:style-name="Tableau3.1">
          <table:table-cell table:style-name="Tableau3.A2" table:number-columns-spanned="2" office:value-type="string">
            <text:p text:style-name="P38">Réaliser des circuits électriques simples et exploiter les lois de l’électricité</text:p>
          </table:table-cell>
          <table:covered-table-cell/>
        </table:table-row>
        <table:table-row table:style-name="Tableau3.3">
          <table:table-cell table:style-name="Tableau3.A3" office:value-type="string">
            <text:p text:style-name="P38"><text:span text:style-name="T84">Exploiter</text:span> les lois de l’électricité.</text:p>
            <text:p text:style-name="P38">Dipôles en série, dipôles en dérivation.</text:p>
          </table:table-cell>
          <table:table-cell table:style-name="Tableau3.B3" office:value-type="string">
            <text:p text:style-name="Standard"/>
          </table:table-cell>
        </table:table-row>
      </table:table>
      <text:p text:style-name="Standard"/>
      <text:p text:style-name="P27">Activité 1 : Découverte des circuits en dérivation.</text:p>
      <text:p text:style-name="Standard">Définition : circuit en série, en dérivation.</text:p>
      <text:p text:style-name="Standard"/>
      <text:p text:style-name="P27">Activité 2 : Les différences des deux types de circuit.</text:p>
      <text:p text:style-name="Standard">Influence du nombre de dipôle, de l’ordre des dipôles ou d’une panne de dipôle sur chacun de ces circuits.</text:p>
      <text:p text:style-name="Standard"/>
      <text:p text:style-name="P27">Activité 3 : Élaborer un circuit électrique.</text:p>
      <text:p text:style-name="Standard"><text:span text:style-name="T84">élaborer</text:span> et <text:span text:style-name="T84">réaliser</text:span> un circuit électrique répondant à un cahier des charges simple.</text:p>
      <text:p text:style-name="P2"/>
      <text:p text:style-name="P17">Partie B : L’eau dans la maison et l’environnement</text:p>
      <text:p text:style-name="P10">Chapitre 1 : L’eau autour de nous <text:span text:style-name="T88">(5 à 8 semaines)</text:span></text:p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Connaissances et compétences associés</text:p>
          </table:table-cell>
          <table:table-cell table:style-name="Tableau8.A1" office:value-type="string">
            <text:p text:style-name="P36">Exemples de situations<text:span text:style-name="T27"> </text:span><text:span text:style-name="T3">d’activité et de ressources pour l’élève</text:span></text:p>
          </table:table-cell>
        </table:table-row>
        <table:table-row table:style-name="Tableau8.1">
          <table:table-cell table:style-name="Tableau8.A2" table:number-columns-spanned="2" office:value-type="string">
            <text:p text:style-name="Standard">Décrire la constitution et les états de la matière.</text:p>
          </table:table-cell>
          <table:covered-table-cell/>
        </table:table-row>
        <table:table-row table:style-name="Tableau8.3">
          <table:table-cell table:style-name="Tableau8.A3" office:value-type="string">
            <text:p text:style-name="Standard">Rappel Notion de corps pur.</text:p>
            <text:p text:style-name="Standard"/>
            <text:p text:style-name="Standard">Mettre en œuvre des tests caractéristiques </text:p>
            <text:p text:style-name="Standard">d’espèces chimiques à partir d’une banque </text:p>
            <text:p text:style-name="Standard">fournie.</text:p>
            <text:p text:style-name="Standard"/>
            <text:p text:style-name="Standard">Espèce chimique et mélange.</text:p>
            <text:p text:style-name="Standard"/>
            <text:p text:style-name="Standard">Proposer et mettre en œuvre un protocole expérimental pour étudier les propriétés des changements d’états.</text:p>
            <text:p text:style-name="Standard"/>
            <text:p text:style-name="Standard">Caractériser les différents états d’un corps pur.</text:p>
          </table:table-cell>
          <table:table-cell table:style-name="Tableau8.B3" office:value-type="string">
            <text:p text:style-name="Standard">Mise en œuvre expérience simple montrant la conservation de la masse d’une substance lors d’un changement d’état.</text:p>
            <text:p text:style-name="Standard"/>
            <text:p text:style-name="Standard">Traitement des eaux (purification, désalinisation)</text:p>
          </table:table-cell>
        </table:table-row>
      </table:table>
      <text:p text:style-name="Standard"/>
      <text:p text:style-name="Standard"/>
      <text:p text:style-name="P27">Activité 1 : D’où vient l’eau dans la maison ?</text:p>
      <text:p text:style-name="Standard">Traitement des eaux (purification, désalinisation)</text:p>
      <text:p text:style-name="Standard"/>
      <text:p text:style-name="P27">Activité 2 : L’eau ne contient-elle que de l’eau ?</text:p>
      <text:p text:style-name="Standard">Rappel Notion de corps pur.</text:p>
      <text:p text:style-name="Standard">Espèce chimique et mélange.</text:p>
      <text:p text:style-name="P27">Activité 3 : L’eau solide est-elle plus lourde que l’eau liquide?</text:p>
      <text:p text:style-name="Standard">Mise en œuvre expérience simple montrant la conservation de la masse d’une substance lors d’un changement d’état.</text:p>
      <text:p text:style-name="Standard"/>
      <text:p text:style-name="P27">Activité 4 : Les états de l’eau et leurs propriétés.</text:p>
      <text:p text:style-name="Standard">Caractériser les différents états d’un corps pur.</text:p>
      <text:p text:style-name="Standard">Proposer et mettre en œuvre un protocole expérimental pour étudier les propriétés des changements d’états.</text:p>
      <text:p text:style-name="Standard"/>
      <text:p text:style-name="P27">Activité 5 : Quels aliments dans notre cuisine contiennent de l’eau ?</text:p>
      <text:p text:style-name="Standard">Mettre en œuvre des tests caractéristiques d’espèces chimiques à partir d’une banque fournie.</text:p>
      <text:p text:style-name="P3">Chapitre 2 : Recette de cuisine <text:span text:style-name="T89">(3 semaines)</text:span></text:p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1">Connaissances et compétences associés</text:p>
          </table:table-cell>
          <table:table-cell table:style-name="Tableau7.A1" office:value-type="string">
            <text:p text:style-name="P49">Exemples de situations, <text:span text:style-name="T5">d’activité et de </text:span></text:p>
            <text:p text:style-name="P64">ressources pour l’élève</text:p>
          </table:table-cell>
        </table:table-row>
        <table:table-row table:style-name="Tableau7.1">
          <table:table-cell table:style-name="Tableau7.A2" table:number-columns-spanned="2" office:value-type="string">
            <text:p text:style-name="Standard">Décrire la constitution et les états de la matière.</text:p>
          </table:table-cell>
          <table:covered-table-cell/>
        </table:table-row>
        <table:table-row table:style-name="Tableau7.3">
          <table:table-cell table:style-name="Tableau7.A3" office:value-type="string">
            <text:p text:style-name="Standard">Notions de corps purs.</text:p>
            <text:p text:style-name="Standard"/>
            <text:p text:style-name="Standard">Espèce chimique et mélange.</text:p>
            <text:p text:style-name="Standard"/>
            <text:p text:style-name="Standard">Distinguer transformation chimique et mélange</text:p>
            <text:p text:style-name="Standard"/>
            <text:p text:style-name="Standard">Protocole pour déterminer une masse </text:p>
            <text:p text:style-name="Standard">volumique.</text:p>
            <text:p text:style-name="Standard"/>
            <text:p text:style-name="Standard">Solubilité.</text:p>
            <text:p text:style-name="Standard"/>
            <text:p text:style-name="Standard">Estimer expérimentalement une valeur de </text:p>
            <text:p text:style-name="Standard">solubilité dans l’eau.</text:p>
          </table:table-cell>
          <table:table-cell table:style-name="Tableau7.B3" office:value-type="string">
            <text:p text:style-name="Standard"/>
          </table:table-cell>
        </table:table-row>
      </table:table>
      <text:p text:style-name="Standard"/>
      <text:p text:style-name="P27">Activité 1 : Récupérer le sel de mer.</text:p>
      <text:p text:style-name="Standard">Notion de corps purs.</text:p>
      <text:p text:style-name="Standard">Espèce chimique et mélange.</text:p>
      <text:p text:style-name="Standard">Distinguer transformation chimique et mélange</text:p>
      <text:p text:style-name="Standard"/>
      <text:p text:style-name="P27">Activité 2 : Mesure de volume et de masse pour distinguer l’eau salée et l’eau du robinet.</text:p>
      <text:p text:style-name="Standard">Protocole pour déterminer une masse volumique.</text:p>
      <text:p text:style-name="Standard"/>
      <text:p text:style-name="P27">Activité 3 : Solubilité, solution saturée</text:p>
      <text:p text:style-name="Standard">Solubilité.</text:p>
      <text:p text:style-name="Standard">Estimer expérimentalement une valeur de solubilité dans l’eau.</text:p>
      <text:p text:style-name="P5">Chapitre 3 : Que se passe t-il au cours d’un changement d’état ? </text:p>
      <text:p text:style-name="P95">(2 à 3 semaine)</text:p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2">Connaissances et compétences associés</text:p>
          </table:table-cell>
          <table:table-cell table:style-name="Tableau9.A1" office:value-type="string">
            <text:p text:style-name="P45">Exemples de situations, d’activité </text:p>
            <text:p text:style-name="P45">et de ressources pour l’élève</text:p>
          </table:table-cell>
        </table:table-row>
        <table:table-row table:style-name="Tableau9.1">
          <table:table-cell table:style-name="Tableau9.A2" table:number-columns-spanned="2" office:value-type="string">
            <text:p text:style-name="P38">Décrire la constitution et les états de la matière.</text:p>
          </table:table-cell>
          <table:covered-table-cell/>
        </table:table-row>
        <table:table-row table:style-name="Tableau9.3">
          <table:table-cell table:style-name="Tableau9.A3" office:value-type="string">
            <text:p text:style-name="P38">Changements d’états de la matière.</text:p>
            <text:p text:style-name="P38"/>
            <text:p text:style-name="P38">Interprétation des changements </text:p>
            <text:p text:style-name="P38">d’états au niveau microscopique.</text:p>
          </table:table-cell>
          <table:table-cell table:style-name="Tableau9.B3" office:value-type="string">
            <text:p text:style-name="P38"/>
          </table:table-cell>
        </table:table-row>
      </table:table>
      <text:p text:style-name="Standard"/>
      <text:p text:style-name="Standard"/>
      <text:p text:style-name="P28">Activité 1 : Changement d’état, Graphique représentant la variation de la température en</text:p>
      <text:p text:style-name="P28">fonction du temps au cours d’un changement d’état (solidification, vaporisation) et palier de température.</text:p>
      <text:p text:style-name="Standard"><text:span text:style-name="T12">C</text:span><text:span text:style-name="T13">hangement</text:span><text:span text:style-name="T14">s</text:span><text:span text:style-name="T13"> d’état</text:span><text:span text:style-name="T14">s</text:span><text:span text:style-name="T13"> de la matière</text:span></text:p>
      <text:p text:style-name="Standard"/>
      <text:p text:style-name="Standard"/>
      <text:p text:style-name="P27"><text:span text:style-name="T12">Activité 2 :</text:span><text:span text:style-name="T16">Interprétation microscopique.</text:span></text:p>
      <text:p text:style-name="Standard"><text:span text:style-name="T11">Interprétation </text:span><text:span text:style-name="T15">d</text:span><text:span text:style-name="T11">es changements d’état</text:span><text:span text:style-name="T15">s</text:span><text:span text:style-name="T11"> au niveau microscopique.</text:span></text:p>
      <text:p text:style-name="P6"><text:span text:style-name="T36">Thème 2 : </text:span><text:span text:style-name="T33">N</text:span><text:span text:style-name="T36">otre système solaire</text:span></text:p>
      <text:p text:style-name="P26"/>
      <text:p text:style-name="P51"><text:span text:style-name="T39">Chapitre </text:span><text:span text:style-name="T43">1</text:span><text:span text:style-name="T39"> : </text:span><text:span text:style-name="T43">La formation de notre système solaire </text:span><text:span text:style-name="T47">(1 à 2 semaines)</text:span></text:p>
      <text:p text:style-name="P11"/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7">Connaissances et compétences</text:p>
            <text:p text:style-name="P47">associés</text:p>
          </table:table-cell>
          <table:table-cell table:style-name="Tableau4.A1" office:value-type="string">
            <text:p text:style-name="P47">Exemples de situations,</text:p>
            <text:p text:style-name="P47">d’activité et de ressources pour </text:p>
            <text:p text:style-name="P47">l’élève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50">Décrire l’organisation de la matière dans l’univers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58">Galaxies, évolution de l’univers, </text:p>
            <text:p text:style-name="P58">formation du système solaire, âges géologiques.</text:p>
          </table:table-cell>
          <table:table-cell table:style-name="Tableau4.B3" office:value-type="string">
            <text:p text:style-name="P40"/>
          </table:table-cell>
        </table:table-row>
      </table:table>
      <text:p text:style-name="P12"/>
      <text:p text:style-name="P29">Activité 1 : <text:span text:style-name="T76">L’histoire de la formation de notre système solaire.</text:span></text:p>
      <text:p text:style-name="P29"/>
      <text:p text:style-name="P29"/>
      <text:p text:style-name="P57"><text:span text:style-name="T27">Activité </text:span><text:span text:style-name="T35">2</text:span><text:span text:style-name="T27"> : </text:span></text:p>
      <text:p text:style-name="P7"><text:span text:style-name="T44">C</text:span><text:span text:style-name="T43">hap</text:span><text:span text:style-name="T44">itre </text:span><text:span text:style-name="T43">2 : Le </text:span><text:span text:style-name="T44">mouvement dans </text:span><text:span text:style-name="T43">notre système solaire </text:span><text:span text:style-name="T48">(3 à 4 semaines)</text:span></text:p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2" office:value-type="string">
            <text:p text:style-name="P47">Connaissances et compétences</text:p>
            <text:p text:style-name="P47">associés</text:p>
          </table:table-cell>
          <table:covered-table-cell/>
          <table:table-cell table:style-name="Tableau6.A1" office:value-type="string">
            <text:p text:style-name="P47">Exemples de situations,</text:p>
            <text:p text:style-name="P47">d’activité et de ressources pour </text:p>
            <text:p text:style-name="P47">l’élève</text:p>
          </table:table-cell>
        </table:table-row>
        <table:table-row table:style-name="Tableau6.1">
          <table:table-cell table:style-name="Tableau6.A2" table:number-columns-spanned="3" office:value-type="string">
            <text:p text:style-name="P62">Caractériser un mouvement</text:p>
          </table:table-cell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60">Caractériser le mouvement d’un objet.</text:p>
            <text:p text:style-name="P60"/>
            <text:p text:style-name="P60">Utiliser la relation liant vitesse, distance et durée </text:p>
            <text:p text:style-name="P60">dans le cas d’un mouvement uniforme</text:p>
            <text:p text:style-name="P60"/>
            <text:p text:style-name="P73">Mouvements rectilignes et circulaire.</text:p>
            <text:p text:style-name="P73"/>
            <text:p text:style-name="P74">Mouvements uniformes et mouvements dont </text:p>
            <text:p text:style-name="P74">la vitesse varie au cours du temps <text:span text:style-name="T74">en direction </text:span></text:p>
            <text:p text:style-name="P74"><text:span text:style-name="T74">ou en valeur</text:span>.</text:p>
            <text:p text:style-name="P74"/>
            <text:p text:style-name="P75">Relativité du mouvement dans des cas simples.</text:p>
          </table:table-cell>
          <table:table-cell table:style-name="Tableau6.B3" table:number-columns-spanned="2" office:value-type="string">
            <text:p text:style-name="P60"/>
          </table:table-cell>
          <table:covered-table-cell/>
        </table:table-row>
      </table:table>
      <text:p text:style-name="P16"/>
      <text:p text:style-name="P34">Activité 1 : <text:span text:style-name="T77">Description d’un mouvement.</text:span></text:p>
      <text:p text:style-name="P81"><text:span text:style-name="T72">Caractériser</text:span><text:span text:style-name="T70"> un mouvement : ralenti, accéléré, constant. Rectiligne, curviligne, circulair</text:span><text:span text:style-name="T71">e</text:span></text:p>
      <text:p text:style-name="P21">Mouvements rectilignes et circulaire.</text:p>
      <text:p text:style-name="P69"/>
      <text:p text:style-name="P22"/>
      <text:p text:style-name="P79"><text:span text:style-name="T50">Activité </text:span><text:span text:style-name="T51">2 </text:span><text:span text:style-name="T50">: </text:span><text:span text:style-name="T51">Quelle est la planète la plus rapide </text:span><text:span text:style-name="T52">?</text:span></text:p>
      <text:p text:style-name="P70"><text:span text:style-name="T65">Calcul</text:span><text:span text:style-name="T66">er</text:span><text:span text:style-name="T65"> une vitesse. </text:span><text:span text:style-name="T67">Tache complexe.</text:span></text:p>
      <text:p text:style-name="P61">Utiliser la relation liant vitesse, distance et durée <text:span text:style-name="T73">dans le cas d’un mouvement uniforme.</text:span></text:p>
      <text:p text:style-name="P23"/>
      <text:p text:style-name="P56"><text:span text:style-name="T57">Activité </text:span><text:span text:style-name="T58">3 </text:span><text:span text:style-name="T57">: </text:span><text:span text:style-name="T58">Relativité du mouvement :</text:span><text:span text:style-name="T59"> </text:span><text:span text:style-name="T60">est-ce la Terre qui tourne autour du soleil ou l’inverse ?</text:span></text:p>
      <text:p text:style-name="P24">Relativité du mouvement dans des cas simples.</text:p>
      <text:p text:style-name="P24"/>
      <text:p text:style-name="P23"/>
      <text:p text:style-name="P71"><text:span text:style-name="T65">P</text:span><text:span text:style-name="T64">istes :</text:span></text:p>
      <text:p text:style-name="P71"><text:span text:style-name="T68">exercice : </text:span><text:span text:style-name="T64">Quelle différence de temps de trajet entre un conducteur qui respecte les limitations de vitesse et un conducteur qui ne les respecte pas.</text:span></text:p>
      <text:p text:style-name="P72"><text:span text:style-name="T64">Animation de planète :</text:span><text:span text:style-name="T69"> la relativité du mouvement dans des cas simples.</text:span></text:p>
      <text:p text:style-name="P8"><text:span text:style-name="T44">C</text:span><text:span text:style-name="T43">hap</text:span><text:span text:style-name="T44">itre </text:span><text:span text:style-name="T45">3</text:span><text:span text:style-name="T43"> : </text:span><text:span text:style-name="T45">Que voit-on et qu’entend t-on dans l’espace ? </text:span><text:span text:style-name="T49">( 3 à 4 semaines)</text:span></text:p>
      <text:p text:style-name="P52"/>
      <text:p text:style-name="P5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46">Connaissances et compétences</text:p>
            <text:p text:style-name="P46">associés</text:p>
          </table:table-cell>
          <table:table-cell table:style-name="Tableau10.A1" table:number-columns-spanned="2" office:value-type="string">
            <text:p text:style-name="P46">Exemples de situations,</text:p>
            <text:p text:style-name="P46">d’activité et de ressources pour </text:p>
            <text:p text:style-name="P46">l’élève</text:p>
          </table:table-cell>
          <table:covered-table-cell/>
        </table:table-row>
        <table:table-row table:style-name="Tableau10.1">
          <table:table-cell table:style-name="Tableau10.A2" table:number-columns-spanned="3" office:value-type="string">
            <text:p text:style-name="P65">Signaux lumineux, signaux sonores, signal et information</text:p>
          </table:table-cell>
          <table:covered-table-cell/>
          <table:covered-table-cell/>
        </table:table-row>
        <table:table-row table:style-name="Tableau10.3">
          <table:table-cell table:style-name="Tableau10.A3" table:number-columns-spanned="2" office:value-type="string">
            <text:p text:style-name="P66">Signaux lumineux</text:p>
            <text:p text:style-name="P88">Distinguer source primaire <text:span text:style-name="T75">(objet lumineux) d’un</text:span> objet </text:p>
            <text:p text:style-name="P88">diffusant.</text:p>
            <text:p text:style-name="P86"/>
            <text:p text:style-name="P89">Lumière : sources, propagation, vitesse de propagation, année lumière.</text:p>
            <text:p text:style-name="P89"/>
            <text:p text:style-name="P90">Modèle du rayon lumineux ?</text:p>
            <text:p text:style-name="P90"/>
            <text:p text:style-name="P54"><text:span text:style-name="T7">S</text:span><text:span text:style-name="T6">ignaux sonores</text:span></text:p>
            <text:p text:style-name="P87">Décrire les conditions de propagation d’un son.</text:p>
            <text:p text:style-name="P87"/>
            <text:p text:style-name="P55"><text:span text:style-name="T8">S</text:span><text:span text:style-name="T6">ignal et information</text:span></text:p>
            <text:p text:style-name="P68">Comprendre que l’utilisation d’un son et de la lumière permet de transporter un signal et donc une information.</text:p>
          </table:table-cell>
          <table:covered-table-cell/>
          <table:table-cell table:style-name="Tableau10.C3" office:value-type="string">
            <text:p text:style-name="P59"/>
          </table:table-cell>
        </table:table-row>
      </table:table>
      <text:p text:style-name="P77"/>
      <text:p text:style-name="P33">Activité 1 :</text:p>
      <text:p text:style-name="P91"><text:span text:style-name="T79">Définir les termes de </text:span><text:span text:style-name="T1">s</text:span><text:span text:style-name="T80">ource </text:span><text:span text:style-name="T78">primaire </text:span><text:span text:style-name="T79">et d’</text:span><text:span text:style-name="T78">obj</text:span><text:span text:style-name="T80">et</text:span><text:span text:style-name="T78"> diffusant .</text:span></text:p>
      <text:p text:style-name="P78"/>
      <text:p text:style-name="P78"><text:span text:style-name="T27">Activité </text:span><text:span text:style-name="T32">2</text:span><text:span text:style-name="T27"> :</text:span></text:p>
      <text:p text:style-name="P78"><text:span text:style-name="T81">Connaître les </text:span>condition <text:span text:style-name="T82">de</text:span> propagation <text:span text:style-name="T83">de</text:span> <text:span text:style-name="T83">la </text:span>lumière et <text:span text:style-name="T83">du </text:span>son.</text:p>
      <text:p text:style-name="P78"/>
      <text:p text:style-name="P78"><text:span text:style-name="T27">Activité </text:span><text:span text:style-name="T32">3</text:span><text:span text:style-name="T27"> :</text:span></text:p>
      <text:p text:style-name="P67">Introduire le modèle du rayon lumineux (propagation rectiligne de la lumière dans le vid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512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367cm"/>
        </style:tab-stops>
      </style:paragraph-properties>
      <style:text-properties fo:color="#000000" loext:opacity="100%" style:font-name="DejaVu Serif Condensed" fo:font-family="'DejaVu Serif Condensed'" style:font-family-generic="roman" style:font-pitch="variable" fo:font-size="12pt" fo:font-weight="normal" officeooo:rsid="0039cf92" style:font-name-asian="Calibri1" style:font-family-asian="Calibri" style:font-family-generic-asian="system" style:font-pitch-asian="variable" style:font-size-asian="12pt" style:language-asian="fr" style:country-asian="FR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Pied_20_de_20_page_20_Car" style:display-name="Pied de pag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fo:border="none" fo:padding="0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on 5èm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lle.mathot@icloud.com</meta:initial-creator>
    <meta:editing-cycles>275</meta:editing-cycles>
    <meta:creation-date>2020-08-21T09:40:00</meta:creation-date>
    <dc:date>2020-12-31T16:59:12.637667841</dc:date>
    <meta:editing-duration>PT8H5M29S</meta:editing-duration>
    <meta:generator>LibreOffice/7.0.4.2$Linux_X86_64 LibreOffice_project/00$Build-2</meta:generator>
    <dc:creator>J Cercy</dc:creator>
    <meta:document-statistic meta:table-count="10" meta:image-count="0" meta:object-count="0" meta:page-count="10" meta:paragraph-count="187" meta:word-count="1292" meta:character-count="8424" meta:non-whitespace-character-count="7296"/>
    <meta:user-defined meta:name="AppVersion">14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